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434in" table:align="margins"/>
    </style:style>
    <style:style style:name="Table2.A" style:family="table-column">
      <style:table-column-properties style:column-width="1.2389in" style:rel-column-width="10922*"/>
    </style:style>
    <style:style style:name="Table2.F" style:family="table-column">
      <style:table-column-properties style:column-width="1.2396in" style:rel-column-width="10925*"/>
    </style:style>
    <style:style style:name="Table2.A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3507in" table:align="left"/>
    </style:style>
    <style:style style:name="Table1.A" style:family="table-column">
      <style:table-column-properties style:column-width="2.4778in"/>
    </style:style>
    <style:style style:name="Table1.C" style:family="table-column">
      <style:table-column-properties style:column-width="0.395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6d4c" officeooo:paragraph-rsid="00136d4c"/>
    </style:style>
    <style:style style:name="P2" style:family="paragraph" style:parent-style-name="Table_20_Contents">
      <style:text-properties officeooo:rsid="00136d4c" officeooo:paragraph-rsid="00136d4c"/>
    </style:style>
    <style:style style:name="P3" style:family="paragraph" style:parent-style-name="Standard">
      <style:text-properties officeooo:rsid="00139a14" officeooo:paragraph-rsid="00136d4c"/>
    </style:style>
    <style:style style:name="P4" style:family="paragraph" style:parent-style-name="Standard">
      <style:text-properties officeooo:rsid="00139a14" officeooo:paragraph-rsid="00139a14"/>
    </style:style>
    <style:style style:name="P5" style:family="paragraph" style:parent-style-name="Table_20_Contents">
      <style:text-properties officeooo:rsid="00139a14" officeooo:paragraph-rsid="00139a14"/>
    </style:style>
    <style:style style:name="P6" style:family="paragraph" style:parent-style-name="Standard">
      <style:paragraph-properties fo:text-align="center" style:justify-single-word="false"/>
      <style:text-properties officeooo:rsid="00139a14" officeooo:paragraph-rsid="0013d5a1"/>
    </style:style>
    <style:style style:name="P7" style:family="paragraph" style:parent-style-name="Standard">
      <style:text-properties officeooo:rsid="00139a14" officeooo:paragraph-rsid="00152cdb"/>
    </style:style>
    <style:style style:name="P8" style:family="paragraph" style:parent-style-name="Standard">
      <style:paragraph-properties fo:text-align="center" style:justify-single-word="false"/>
      <style:text-properties fo:font-size="11pt" officeooo:rsid="00139a14" officeooo:paragraph-rsid="0013d5a1" style:font-size-asian="11pt" style:font-size-complex="11pt"/>
    </style:style>
    <style:style style:name="P9" style:family="paragraph" style:parent-style-name="Standard">
      <style:text-properties fo:font-size="11pt" officeooo:rsid="00152cdb" officeooo:paragraph-rsid="00152cdb" style:font-size-asian="11pt" style:font-size-complex="11pt"/>
    </style:style>
    <style:style style:name="P10" style:family="paragraph" style:parent-style-name="Standard">
      <style:text-properties officeooo:rsid="00145f07" officeooo:paragraph-rsid="00145f07"/>
    </style:style>
    <style:style style:name="P11" style:family="paragraph" style:parent-style-name="Standard">
      <style:text-properties officeooo:rsid="00145f07" officeooo:paragraph-rsid="00156aab"/>
    </style:style>
    <style:style style:name="P12" style:family="paragraph" style:parent-style-name="Standard">
      <style:text-properties officeooo:rsid="00152cdb" officeooo:paragraph-rsid="00152cdb"/>
    </style:style>
    <style:style style:name="P13" style:family="paragraph" style:parent-style-name="Standard">
      <style:text-properties fo:font-size="12pt" officeooo:rsid="00145f07" officeooo:paragraph-rsid="00156aab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17180c" officeooo:paragraph-rsid="0017180c" style:font-size-asian="12pt" style:font-size-complex="12pt"/>
    </style:style>
    <style:style style:name="P15" style:family="paragraph" style:parent-style-name="Standard">
      <style:text-properties fo:font-size="12pt" officeooo:rsid="0017180c" officeooo:paragraph-rsid="0017180c" style:font-size-asian="12pt" style:font-size-complex="12pt"/>
    </style:style>
    <style:style style:name="P16" style:family="paragraph" style:parent-style-name="Standard">
      <style:text-properties fo:font-size="12pt" officeooo:rsid="001749f0" officeooo:paragraph-rsid="001749f0" style:font-size-asian="12pt" style:font-size-complex="12pt"/>
    </style:style>
    <style:style style:name="P17" style:family="paragraph" style:parent-style-name="Standard">
      <style:text-properties officeooo:rsid="00185be8" officeooo:paragraph-rsid="00185be8"/>
    </style:style>
    <style:style style:name="P18" style:family="paragraph" style:parent-style-name="Standard">
      <style:text-properties officeooo:rsid="00197c80" officeooo:paragraph-rsid="00197c80"/>
    </style:style>
    <style:style style:name="P19" style:family="paragraph" style:parent-style-name="Standard">
      <style:text-properties officeooo:paragraph-rsid="00197c80"/>
    </style:style>
    <style:style style:name="P20" style:family="paragraph" style:parent-style-name="Standard">
      <style:text-properties officeooo:rsid="001bf5ca" officeooo:paragraph-rsid="001bf5ca"/>
    </style:style>
    <style:style style:name="P21" style:family="paragraph" style:parent-style-name="Standard">
      <style:text-properties officeooo:rsid="001d2387" officeooo:paragraph-rsid="001d2387"/>
    </style:style>
    <style:style style:name="P22" style:family="paragraph" style:parent-style-name="Standard">
      <style:text-properties officeooo:rsid="001e4635" officeooo:paragraph-rsid="001e4635"/>
    </style:style>
    <style:style style:name="P23" style:family="paragraph" style:parent-style-name="Standard">
      <style:text-properties officeooo:rsid="00221a7c" officeooo:paragraph-rsid="00221a7c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officeooo:rsid="0023891c" officeooo:paragraph-rsid="0023891c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3891c" style:font-size-asian="9pt" style:font-size-complex="9pt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5d9a2" style:font-size-asian="9pt" style:font-size-complex="9pt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61c2f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9063b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7b2ab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61c2f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officeooo:rsid="0029063b" officeooo:paragraph-rsid="0029063b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cfb36"/>
    </style:style>
    <style:style style:name="T1" style:family="text">
      <style:text-properties officeooo:rsid="00139a14"/>
    </style:style>
    <style:style style:name="T2" style:family="text">
      <style:text-properties officeooo:rsid="00145f07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39a14" style:font-size-asian="11pt" style:font-size-complex="11pt"/>
    </style:style>
    <style:style style:name="T5" style:family="text">
      <style:text-properties fo:font-size="11pt" officeooo:rsid="00152cdb" style:font-size-asian="11pt" style:font-size-complex="11pt"/>
    </style:style>
    <style:style style:name="T6" style:family="text">
      <style:text-properties fo:font-size="11pt" officeooo:rsid="00156aab" style:font-size-asian="11pt" style:font-size-complex="11pt"/>
    </style:style>
    <style:style style:name="T7" style:family="text">
      <style:text-properties fo:font-size="11pt" officeooo:rsid="0017180c" style:font-size-asian="11pt" style:font-size-complex="11pt"/>
    </style:style>
    <style:style style:name="T8" style:family="text">
      <style:text-properties officeooo:rsid="00152cdb"/>
    </style:style>
    <style:style style:name="T9" style:family="text">
      <style:text-properties officeooo:rsid="0015506e"/>
    </style:style>
    <style:style style:name="T10" style:family="text">
      <style:text-properties officeooo:rsid="00156aab"/>
    </style:style>
    <style:style style:name="T11" style:family="text">
      <style:text-properties officeooo:rsid="0017ca36"/>
    </style:style>
    <style:style style:name="T12" style:family="text">
      <style:text-properties fo:font-size="12pt" officeooo:rsid="0017180c" style:font-size-asian="12pt" style:font-size-complex="12pt"/>
    </style:style>
    <style:style style:name="T13" style:family="text">
      <style:text-properties fo:font-size="12pt" officeooo:rsid="00139a14" style:font-size-asian="12pt" style:font-size-complex="12pt"/>
    </style:style>
    <style:style style:name="T14" style:family="text">
      <style:text-properties officeooo:rsid="00197c80"/>
    </style:style>
    <style:style style:name="T1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33b3" loext:opacity="100%" style:font-name="JetBrains Mono" fo:font-size="10pt" fo:font-style="normal" fo:font-weight="normal" officeooo:rsid="00197c80" style:font-size-asian="10pt" style:font-style-asian="normal" style:font-weight-asian="normal"/>
    </style:style>
    <style:style style:name="T19" style:family="text">
      <style:text-properties officeooo:rsid="001b37bb"/>
    </style:style>
    <style:style style:name="T20" style:family="text">
      <style:text-properties officeooo:rsid="001bf5ca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officeooo:rsid="0027b2ab"/>
    </style:style>
    <style:style style:name="T23" style:family="text">
      <style:text-properties officeooo:rsid="0029063b"/>
    </style:style>
    <style:style style:name="T24" style:family="text">
      <style:text-properties officeooo:rsid="002a6adc"/>
    </style:style>
    <style:style style:name="T25" style:family="text">
      <style:text-properties officeooo:rsid="002c200d"/>
    </style:style>
    <style:style style:name="T26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7" style:family="text">
      <style:text-properties officeooo:rsid="002cfb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Video 011. Запуск первого приложения на телефоне</text:p>
      <text:p text:style-name="P25"><text:tab/>in google: android app run on device</text:p>
      <text:p text:style-name="P24"><text:span text:style-name="T21"><text:s text:c="4"/></text:span><text:a xlink:type="simple" xlink:href="https://developer.android.com/studio/run/device" text:style-name="Internet_20_link" text:visited-style-name="Visited_20_Internet_20_Link"><text:span text:style-name="T21">https://developer.android.com/studio/run/device</text:span></text:a></text:p>
      <text:p text:style-name="P25"><text:s text:c="4"/></text:p>
      <text:p text:style-name="P25"><text:s text:c="4"/>check also other link, like for example:</text:p>
      <text:p text:style-name="P25"><text:s text:c="4"/>How to Run an Android App on Your Phone</text:p>
      <text:p text:style-name="P24"><text:span text:style-name="T21"><text:s text:c="4"/></text:span><text:a xlink:type="simple" xlink:href="https://www.youtube.com/watch?v=ENKzK2K4Go0" text:style-name="Internet_20_link" text:visited-style-name="Visited_20_Internet_20_Link"><text:span text:style-name="T21">https://www.youtube.com/watch?v=ENKzK2K4Go0</text:span></text:a></text:p>
      <text:p text:style-name="P25"/>
      <text:p text:style-name="P25">Video 011. TextView</text:p>
      <text:p text:style-name="P25"><text:tab/>В activity_main.xml click on TextView. On the right configuration: Attributes&gt;Common Attributes&gt;</text:p>
      <text:p text:style-name="P25"><text:tab/><text:tab/>text - можна текст, а можна свою змінну @string/text_view_demonstartion_3 з файла strings.xml</text:p>
      <text:p text:style-name="P25"><text:tab/><text:tab/>/ text - можна поставити щдну з можливиз предвстановленних змінних, напр. @android:string/no - Cancel, який буде змінюватись в залежності від мови.</text:p>
      <text:p text:style-name="P25"><text:tab/><text:tab/>contentDescription - для описания контекста, если нет текста (у відео не показано)</text:p>
      <text:p text:style-name="P26"><text:tab/><text:tab/>textAppearance - зовнішній вигляд тексту. Є шаблони, але можна і настроїть самому, якщо натиснути випадающе меню. </text:p>
      <text:p text:style-name="P26"><text:tab/><text:tab/>для того, щоб змінювати textAligment потрібно змінити в Layout&gt;layout_width параметр wrap_content на 0dp</text:p>
      <text:p text:style-name="P26"><text:tab/></text:p>
      <text:p text:style-name="P26"><text:tab/>Attributes&gt;Layout&gt;</text:p>
      <text:p text:style-name="P25"><text:tab/><text:tab/>visibility</text:p>
      <text:p text:style-name="P25"><text:tab/>Attributes&gt;All Attributes&gt;</text:p>
      <text:p text:style-name="P25"><text:tab/><text:tab/>layout_height - wrap_content, 0dp, або прописать вручну наприклад 157dp </text:p>
      <text:p text:style-name="P26"><text:tab/><text:tab/>alpha - прозрачність, напр 0.5</text:p>
      <text:p text:style-name="P25"/>
      <text:p text:style-name="P25"><text:tab/>Атрибути в IDE у відео і в мене відрізняються, тому margin i padding налаштування треба шукати самому.</text:p>
      <text:p text:style-name="P25"><text:tab/>Якщо не приймає просто числа в атрибутах, то вказувати з одиницями: 157dp</text:p>
      <text:p text:style-name="P24"><text:tab/></text:p>
      <text:p text:style-name="P27">**************************************************************</text:p>
      <text:p text:style-name="P27">Підключив IDE до смартфону. </text:p>
      <text:p text:style-name="P29">Зробив якось наобум, ось такі моменти в основном пам’ятаю:</text:p>
      <text:p text:style-name="P27"><text:span text:style-name="Strong_20_Emphasis">- Натиска</text:span><text:span text:style-name="Strong_20_Emphasis"><text:span text:style-name="T22">в</text:span></text:span><text:span text:style-name="Strong_20_Emphasis"> багато разів</text:span> на "Номер збірки" (<text:span text:style-name="T22">Settings&gt;About phone&gt;</text:span><text:span text:style-name="Strong_20_Emphasis">Build Number</text:span>), <text:span text:style-name="T22">це перевело телефон в</text:span> <text:span text:style-name="Strong_20_Emphasis">режим розробника</text:span>.</text:p>
      <text:p text:style-name="P27">- <text:span text:style-name="T23">Спочатку підключав смартфон по кабелю(це необхідно при першому підключенні)</text:span></text:p>
      <text:p text:style-name="P27">- <text:span text:style-name="T23">Цікаві наступні пункти в смартфоні:</text:span></text:p>
      <text:p text:style-name="P30"><text:tab/><text:span text:style-name="T24">1) </text:span>System and update&gt;Developer options&gt;USB debugging</text:p>
      <text:p text:style-name="P28"><text:span text:style-name="T22"><text:tab/></text:span><text:span text:style-name="T24">2) </text:span><text:span text:style-name="T22">System and update&gt;Developer options&gt;Wireless debugging&gt;</text:span><text:span text:style-name="T23">Pair device with pairing code &gt; </text:span><text:span text:style-name="T24">смартфон видає 6-</text:span><text:span text:style-name="T23">код </text:span><text:span text:style-name="T24">для </text:span><text:span text:style-name="T23">IDE. QR-код же не спрацьовував.</text:span></text:p>
      <text:p text:style-name="P31">Не забувати, що має бути ввімкнений Wi-Fi на телефоні як і решта пунктів: <text:span text:style-name="T22">USB debugging, Wireless debugging, Developer options</text:span>.</text:p>
      <text:p text:style-name="P31"><text:tab/><text:span text:style-name="T24">3)</text:span> в IDE: Device manager &gt; значок Wi-Fi &gt; Pair using pairing code &gt; <text:span text:style-name="T24">вискоче віконце де ввести </text:span><text:span text:style-name="T25">6-</text:span><text:span text:style-name="T24">код з після пророблених описаних дій в 2)</text:span></text:p>
      <text:p text:style-name="P27">**************************************************************</text:p>
      <text:p text:style-name="Text_20_body">android.resource:// - <text:span text:style-name="T27">П</text:span>ростір імен/<text:span text:style-name="T27">namespaces. (див. Проект asDemo03Video та JavaPhilosophy.docx)</text:span></text:p>
      <text:p text:style-name="P32">**************************************************************</text:p>
      <text:p text:style-name="Text_20_body">імена файл<text:span text:style-name="T27">і</text:span>в ресурс<text:span text:style-name="T27">і</text:span>в <text:span text:style-name="T27">тільки малими буквами і нижнім підкресленням: image_video_file_01.jpg</text:span></text:p>
      <text:p text:style-name="P32">**************************************************************</text:p>
      <text:p text:style-name="Text_20_body"><text:span text:style-name="T27">зелений молоточок в IDE</text:span> <text:span text:style-name="T27">на панелі </text:span>- перез<text:span text:style-name="T27">і</text:span>брати проект збирачем <text:span text:style-name="T27">Gradle</text:span>, якщо, наприклад, не бачить якусь новостворену папку.</text:p>
      <text:p text:style-name="P32">**************************************************************</text:p>
      <text:p text:style-name="P32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6" office:value-type="string">
            <text:p text:style-name="P6">Appli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6">Display1</text:p>
          </table:table-cell>
          <table:covered-table-cell/>
          <table:table-cell table:style-name="Table2.A2" table:number-columns-spanned="2" office:value-type="string">
            <text:p text:style-name="P6">Display2</text:p>
          </table:table-cell>
          <table:covered-table-cell/>
          <table:table-cell table:style-name="Table2.E2" table:number-columns-spanned="2" office:value-type="string">
            <text:p text:style-name="P6">Display3</text:p>
          </table:table-cell>
          <table:covered-table-cell/>
        </table:table-row>
        <table:table-row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E2" office:value-type="string">
            <text:p text:style-name="P8">Макет</text:p>
            <text:p text:style-name="P8">activity_main.xml</text:p>
          </table:table-cell>
        </table:table-row>
        <table:table-row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E2" office:value-type="string">
            <text:p text:style-name="P6">Public View</text:p>
          </table:table-cell>
        </table:table-row>
      </table:table>
      <text:p text:style-name="P3"/>
      <text:p text:style-name="P21">Тільки головний потік може впливати на елементи GUI. Спроби змінити інтерфейс з інших потоків викидують виключення. Для вирішення цієї проблеми використовують класс Handler, яким:</text:p>
      <text:p text:style-name="P21">- можна запланувати виконання якоїсь дії в майбутньому.</text:p>
      <text:p text:style-name="P21">- може виконати код в іншому потоці.</text:p>
      <text:p text:style-name="P22"><text:soft-page-break/>Код має бути запакований в new Runnable() {public void run(){…}}</text:p>
      <text:p text:style-name="P22">Методи:</text:p>
      <text:p text:style-name="P22">handler.post(Runnable); - код виконується ASAP</text:p>
      <text:p text:style-name="P22">handler.postDelayed(Runnable, long <text:bookmark-start text:name="__DdeLink__612_2827929344"/>milliseconds<text:bookmark-end text:name="__DdeLink__612_2827929344"/>); - код почне виконуватись через milliseconds.</text:p>
      <text:p text:style-name="P3"/>
      <text:p text:style-name="P20">Інтент – організує взаємодію між активностями.</text:p>
      <text:p text:style-name="P19"><text:span text:style-name="T14">Явний інтент </text:span><text:span text:style-name="T20">для конкретної активності</text:span><text:span text:style-name="T14">: </text:span><text:span text:style-name="T15">Intent intent </text:span><text:span text:style-name="T16">= </text:span><text:span text:style-name="T17">new </text:span><text:span text:style-name="T16">Intent(</text:span><text:span text:style-name="T17">this</text:span><text:span text:style-name="T16">, </text:span><text:span text:style-name="T15">SecondActivity</text:span><text:span text:style-name="T16">.</text:span><text:span text:style-name="T17">class</text:span><text:span text:style-name="T16">);</text:span></text:p>
      <text:p text:style-name="P19"><text:span text:style-name="T14">Неявний інтент: </text:span><text:span text:style-name="T15">Intent intent </text:span><text:span text:style-name="T16">= </text:span><text:span text:style-name="T17">new </text:span><text:span text:style-name="T16">Intent(</text:span><text:span text:style-name="T18">дія</text:span><text:span text:style-name="T16">);</text:span><text:span text:style-name="T14"> </text:span></text:p>
      <text:p text:style-name="P18">Actions (дії) – стандартний механізм, за допомогою якого Андроїд взнає про те, які дії могуть виконуватись активностями.</text:p>
      <text:p text:style-name="P18">Intent.ACTION_SEND – відправка повідомлень.</text:p>
      <text:p text:style-name="P18">Intent.ACTION_DIAL – <text:span text:style-name="T19">набір номеру</text:span>.</text:p>
      <text:p text:style-name="P18">Intent.ACTION_WEB_SEARCH – веб пошук.</text:p>
      <text:p text:style-name="P20">Задача – дві і більше активностіб обєднані в цепочку.</text:p>
      <text:p text:style-name="P3"/>
      <text:p text:style-name="P23">Проблема поворота экрана и жизненный цикл активностей.</text:p>
      <text:p text:style-name="P23">При повороте экрана активность сбрасывается и пересоздаётся заново, тем самым возвращая переменным начальные значения. Т.к. андроид принимает во внимание конфигурацию устройства. Под <text:s/>конфигурацией устройства понимают: </text:p>
      <text:p text:style-name="P23">- конфигурация физ. Устройства (ориентация экрана, размер, экрана и т.д.)</text:p>
      <text:p text:style-name="P23">- пользовательские настройки (локальный контекст(язык))</text:p>
      <text:p text:style-name="P23">Task: поэкспериментировать со static, в видео об єтом нечего не было сказано. Работает ли он тут?</text:p>
      <text:p text:style-name="P3"/>
      <text:p text:style-name="P10">Папки:</text:p>
      <text:p text:style-name="P10">- manifest – налаштування аплікації</text:p>
      <text:p text:style-name="P10">- java</text:p>
      <text:p text:style-name="P10"><text:tab/>- <text:span text:style-name="T4">MainActivity.java – </text:span><text:span text:style-name="T3">файл активности</text:span></text:p>
      <text:p text:style-name="P10">- res</text:p>
      <text:p text:style-name="P10"><text:tab/>- <text:span text:style-name="T10">layout/</text:span><text:span text:style-name="T4">activity_main.xml – </text:span><text:span text:style-name="T3">файл макета</text:span></text:p>
      <text:p text:style-name="P11"><text:span text:style-name="T3"><text:tab/>- </text:span><text:span text:style-name="T6">values/strings</text:span><text:span text:style-name="T4">.xml – </text:span><text:span text:style-name="T3">файл </text:span><text:span text:style-name="T7">строкових ресурсов</text:span></text:p>
      <text:p text:style-name="P13"/>
      <text:p text:style-name="P14">Resolve hardcode text problem in <text:span text:style-name="T1">activity_main.xml</text:span></text:p>
      <text:p text:style-name="P15">In file <text:span text:style-name="T10">strings</text:span><text:span text:style-name="T1">.xml </text:span>add string: </text:p>
      <text:p text:style-name="P15"><text:tab/>&lt;string name="hello_user"&gt;Hello User!&lt;/string&gt;</text:p>
      <text:p text:style-name="P15">In file <text:span text:style-name="T1">activity_main.xml </text:span>replace string: </text:p>
      <text:p text:style-name="P15"><text:tab/>android:text="Hello World!" with android:text="@string/hello_user"</text:p>
      <text:p text:style-name="P16">У вікні файлу <text:span text:style-name="T10">strings</text:span><text:span text:style-name="T1">.xml </text:span>можна справа натиснути Open editor і добавити інші мови та їх переклади, натиснувши кнопку глобуса. Після цього в папці <text:span text:style-name="T10">values </text:span>з’являться нові файли <text:span text:style-name="T10">strings</text:span><text:span text:style-name="T1">.xml </text:span>для відповідних мов. <text:span text:style-name="T11">Текст має мінятись при зміні налаштувань мови на смартфоні.</text:span></text:p>
      <text:p text:style-name="P15"/>
      <text:p text:style-name="P10"/>
      <text:p text:style-name="P12">З курсу відео (в мене такої проблеми ще не було<text:span text:style-name="T10">)</text:span>:</text:p>
      <text:p text:style-name="P7"><text:span text:style-name="T8"><text:tab/>Я</text:span><text:span text:style-name="T2">кщо </text:span><text:span text:style-name="T3">activity_main.xml </text:span><text:span text:style-name="T5">по кнопці Design не відображається і горить червона іконка помилки, то такі варіанти вирішення: Клацнути на повідомленні про помилку і там має бути кнопка-посилання “refresh/обновить”. Якщо не допомогло, то автор змінив тему(Theme) на Material.Light.DarkActionBar. Кнопка має вигляд півмісяця в кружечку і в мене там зараз стоїть тема Test1.</text:span></text:p>
      <text:p text:style-name="P7"/>
      <text:p text:style-name="P17"><text:span text:style-name="T5">C</text:span><text:span text:style-name="T3">onstraint Layout i</text:span><text:span text:style-name="T12">n file </text:span><text:span text:style-name="T13">activity_main.xml </text:span><text:span text:style-name="T3"><text:s/>– потрібен для розміщення видимих елементів на екрані.</text:span></text:p>
      <text:p text:style-name="P9"><text:tab/></text:p>
      <text:p text:style-name="P4"><text:s/><text:span text:style-name="T9">Task: ask GPT about Kotlin code in gradle files.</text:span></text:p>
      <text:p text:style-name="P1"/>
      <text:p text:style-name="P1">Task: make HTML-summary encyclopedia for all GUI-visual elements and their atributes.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rows-spanned="7" office:value-type="string">
            <text:p text:style-name="P2">Common</text:p>
          </table:table-cell>
          <table:table-cell table:style-name="Table1.A1" office:value-type="string">
            <text:p text:style-name="P2">TextView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Butt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Image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Recycl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FragmentContain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croll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witc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17" office:value-type="string">
            <text:p text:style-name="P2">Text</text:p>
          </table:table-cell>
          <table:table-cell table:style-name="Table1.B2" office:value-type="string">
            <text:p text:style-name="P2">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lain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 (Numeric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E-mai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hon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ostal Addres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line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im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Dat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Signed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Decimal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Checked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extInputLayou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Button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Widge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ayou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Contain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Help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2" office:value-type="string">
            <text:p text:style-name="P2">Google</text:p>
          </table:table-cell>
          <table:table-cell table:style-name="Table1.B2" office:value-type="string">
            <text:p text:style-name="P5">Ad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5">Map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egacy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37in" fo:margin-bottom="0.3957in" fo:margin-left="0.4165in" fo:margin-right="0.41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16:14.038016502</meta:creation-date>
    <dc:date>2025-05-12T09:59:37.856012593</dc:date>
    <meta:editing-duration>PT5H37M32S</meta:editing-duration>
    <meta:editing-cycles>18</meta:editing-cycles>
    <meta:generator>LibreOffice/7.5.3.2$Linux_X86_64 LibreOffice_project/9f56dff12ba03b9acd7730a5a481eea045e468f3</meta:generator>
    <meta:document-statistic meta:table-count="2" meta:image-count="0" meta:object-count="0" meta:page-count="4" meta:paragraph-count="136" meta:word-count="751" meta:character-count="6056" meta:non-whitespace-character-count="5362"/>
  </office:meta>
</office:document-meta>
</file>